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row>
          <mo fence="true" stretchy="false">⟨</mo>
          <mrow>
            <mrow>
              <mi mathvariant="normal">σ</mi>
              <mi mathvariant="normal">ν</mi>
            </mrow>
          </mrow>
          <mo fence="true" stretchy="false">⟩</mo>
        </mrow>
        <mo stretchy="false">=</mo>
        <msup>
          <mrow>
            <mo fence="true" stretchy="false">(</mo>
            <mrow>
              <mfrac>
                <mn>8</mn>
                <mrow>
                  <mi mathvariant="normal">π</mi>
                  <mi mathvariant="normal">μ</mi>
                </mrow>
              </mfrac>
            </mrow>
            <mo fence="true" stretchy="false">)</mo>
          </mrow>
          <mrow>
            <mn>1</mn>
            <mo stretchy="false">/</mo>
            <mn>2</mn>
          </mrow>
        </msup>
      </mrow>
      <mfrac>
        <mn>1</mn>
        <msup>
          <mrow>
            <mo fence="true" stretchy="false">(</mo>
            <mrow>
              <mi mathvariant="italic">kT</mi>
            </mrow>
            <mo fence="true" stretchy="false">)</mo>
          </mrow>
          <mrow>
            <mn>3</mn>
            <mo stretchy="false">/</mo>
            <mn>2</mn>
          </mrow>
        </msup>
      </mfrac>
      <msub>
        <mi>E</mi>
        <mi>R</mi>
      </msub>
      <mi>exp</mi>
      <mrow>
        <mo fence="true" stretchy="false">(</mo>
        <mrow>
          <mfrac>
            <mrow>
              <mo stretchy="false">−</mo>
              <msub>
                <mi>E</mi>
                <mi>R</mi>
              </msub>
            </mrow>
            <mi mathvariant="italic">kT</mi>
          </mfrac>
        </mrow>
        <mo fence="true" stretchy="false">)</mo>
      </mrow>
      <mrow>
        <munderover>
          <mo stretchy="false">∫</mo>
          <mn>0</mn>
          <mi mathvariant="normal">∞</mi>
        </munderover>
        <msub>
          <mi mathvariant="normal">σ</mi>
          <mi mathvariant="italic">BW</mi>
        </msub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langle %sigma %nu rangle = ( 8 over { %pi %mu}  )^{1/2} 1 over (kT)^{ 3/2 } E_R exp(- E_R over {kT}) int from{0} to{ %infinite } %sigma_BW( E )d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08:48:20.850223947</meta:creation-date>
    <meta:generator>LibreOffice/4.2.7.2$Linux_X86_64 LibreOffice_project/420m0$Build-2</meta:generator>
  </office:meta>
</office:document-meta>
</file>